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25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1.14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avings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Savings Tabl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100">
            <text:p>$100.00</text:p>
          </table:table-cell>
          <table:table-cell table:style-name="Default" office:value-type="string">
            <text:p><text:s/>= Initial Balance $'s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3" office:value-type="percentage" office:value="0.06">
            <text:p>6.00%</text:p>
          </table:table-cell>
          <table:table-cell table:style-name="Default" office:value-type="string">
            <text:p><text:s/>= Interest Rate 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Date</text:p>
          </table:table-cell>
          <table:table-cell office:value-type="string">
            <text:p>Balance</text:p>
          </table:table-cell>
          <table:table-cell office:value-type="string">
            <text:p>Interest</text:p>
          </table:table-cell>
        </table:table-row>
        <table:table-row table:style-name="ro1">
          <table:table-cell table:number-columns-repeated="3"/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formula="of:=[.C5]" office:value-type="currency" office:currency="USD" office:value="100">
            <text:p>$100.00</text:p>
          </table:table-cell>
          <table:table-cell table:formula="of:=[.D11]*[.$C$6]" office:value-type="currency" office:currency="USD" office:value="6">
            <text:p>$6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formula="of:=[.D11]+[.E11]" office:value-type="currency" office:currency="USD" office:value="106">
            <text:p>$106.00</text:p>
          </table:table-cell>
          <table:table-cell table:formula="of:=[.D12]*[.$C$6]" office:value-type="currency" office:currency="USD" office:value="6.36">
            <text:p>$6.3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formula="of:=[.D12]+[.E12]" office:value-type="currency" office:currency="USD" office:value="112.36">
            <text:p>$112.36</text:p>
          </table:table-cell>
          <table:table-cell table:formula="of:=[.D13]*[.$C$6]" office:value-type="currency" office:currency="USD" office:value="6.7416">
            <text:p>$6.7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formula="of:=[.D13]+[.E13]" office:value-type="currency" office:currency="USD" office:value="119.1016">
            <text:p>$119.10</text:p>
          </table:table-cell>
          <table:table-cell table:formula="of:=[.D14]*[.$C$6]" office:value-type="currency" office:currency="USD" office:value="7.146096">
            <text:p>$7.1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formula="of:=[.D14]+[.E14]" office:value-type="currency" office:currency="USD" office:value="126.247696">
            <text:p>$126.25</text:p>
          </table:table-cell>
          <table:table-cell table:formula="of:=[.D15]*[.$C$6]" office:value-type="currency" office:currency="USD" office:value="7.57486176">
            <text:p>$7.5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formula="of:=[.D15]+[.E15]" office:value-type="currency" office:currency="USD" office:value="133.82255776">
            <text:p>$133.82</text:p>
          </table:table-cell>
          <table:table-cell table:formula="of:=[.D16]*[.$C$6]" office:value-type="currency" office:currency="USD" office:value="8.0293534656">
            <text:p>$8.0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formula="of:=[.D16]+[.E16]" office:value-type="currency" office:currency="USD" office:value="141.8519112256">
            <text:p>$141.85</text:p>
          </table:table-cell>
          <table:table-cell table:formula="of:=[.D17]*[.$C$6]" office:value-type="currency" office:currency="USD" office:value="8.511114673536">
            <text:p>$8.5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formula="of:=[.D17]+[.E17]" office:value-type="currency" office:currency="USD" office:value="150.363025899136">
            <text:p>$150.36</text:p>
          </table:table-cell>
          <table:table-cell table:formula="of:=[.D18]*[.$C$6]" office:value-type="currency" office:currency="USD" office:value="9.02178155394816">
            <text:p>$9.0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formula="of:=[.D18]+[.E18]" office:value-type="currency" office:currency="USD" office:value="159.384807453084">
            <text:p>$159.38</text:p>
          </table:table-cell>
          <table:table-cell table:formula="of:=[.D19]*[.$C$6]" office:value-type="currency" office:currency="USD" office:value="9.56308844718505">
            <text:p>$9.5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formula="of:=[.D19]+[.E19]" office:value-type="currency" office:currency="USD" office:value="168.947895900269">
            <text:p>$168.95</text:p>
          </table:table-cell>
          <table:table-cell table:formula="of:=[.D20]*[.$C$6]" office:value-type="currency" office:currency="USD" office:value="10.1368737540162">
            <text:p>$10.1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formula="of:=[.D20]+[.E20]" office:value-type="currency" office:currency="USD" office:value="179.084769654285">
            <text:p>$179.08</text:p>
          </table:table-cell>
          <table:table-cell table:formula="of:=[.D21]*[.$C$6]" office:value-type="currency" office:currency="USD" office:value="10.7450861792571">
            <text:p>$10.7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formula="of:=[.D21]+[.E21]" office:value-type="currency" office:currency="USD" office:value="189.829855833543">
            <text:p>$189.83</text:p>
          </table:table-cell>
          <table:table-cell table:formula="of:=[.D22]*[.$C$6]" office:value-type="currency" office:currency="USD" office:value="11.3897913500126">
            <text:p>$11.3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formula="of:=[.D22]+[.E22]" office:value-type="currency" office:currency="USD" office:value="201.219647183555">
            <text:p>$201.22</text:p>
          </table:table-cell>
          <table:table-cell table:formula="of:=[.D23]*[.$C$6]" office:value-type="currency" office:currency="USD" office:value="12.0731788310133">
            <text:p>$12.07</text:p>
          </table:table-cell>
        </table:table-row>
      </table:table>
      <table:table table:name="Inflation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>
            <text:p>Inflation Tabl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2" office:value-type="currency" office:currency="USD" office:value="0.19">
            <text:p>$0.19</text:p>
          </table:table-cell>
          <table:table-cell table:style-name="Default" office:value-type="string">
            <text:p><text:s/>= Initial Price $'s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3" office:value-type="percentage" office:value="0.06">
            <text:p>6.00%</text:p>
          </table:table-cell>
          <table:table-cell table:style-name="Default" office:value-type="string">
            <text:p><text:s/>= Inflation Rate %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Date</text:p>
          </table:table-cell>
          <table:table-cell office:value-type="string">
            <text:p>Price</text:p>
          </table:table-cell>
          <table:table-cell office:value-type="string">
            <text:p>Inflation</text:p>
          </table:table-cell>
        </table:table-row>
        <table:table-row table:style-name="ro1">
          <table:table-cell table:number-columns-repeated="3"/>
          <table:table-cell office:value-type="string">
            <text:p>Beg of Year</text:p>
          </table:table-cell>
          <table:table-cell office:value-type="string">
            <text:p>End of Ye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table:formula="of:=[.C5]" office:value-type="currency" office:currency="USD" office:value="0.19">
            <text:p>$0.19</text:p>
          </table:table-cell>
          <table:table-cell table:formula="of:=[.D11]*[.$C$6]" office:value-type="currency" office:currency="USD" office:value="0.0114">
            <text:p>$0.0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  <table:table-cell table:formula="of:=[.D11]+[.E11]" office:value-type="currency" office:currency="USD" office:value="0.2014">
            <text:p>$0.20</text:p>
          </table:table-cell>
          <table:table-cell table:formula="of:=[.D12]*[.$C$6]" office:value-type="currency" office:currency="USD" office:value="0.012084">
            <text:p>$0.0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4">
            <text:p>1964</text:p>
          </table:table-cell>
          <table:table-cell table:formula="of:=[.D12]+[.E12]" office:value-type="currency" office:currency="USD" office:value="0.213484">
            <text:p>$0.21</text:p>
          </table:table-cell>
          <table:table-cell table:formula="of:=[.D13]*[.$C$6]" office:value-type="currency" office:currency="USD" office:value="0.01280904">
            <text:p>$0.0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65">
            <text:p>1965</text:p>
          </table:table-cell>
          <table:table-cell table:formula="of:=[.D13]+[.E13]" office:value-type="currency" office:currency="USD" office:value="0.22629304">
            <text:p>$0.23</text:p>
          </table:table-cell>
          <table:table-cell table:formula="of:=[.D14]*[.$C$6]" office:value-type="currency" office:currency="USD" office:value="0.0135775824">
            <text:p>$0.0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6">
            <text:p>1966</text:p>
          </table:table-cell>
          <table:table-cell table:formula="of:=[.D14]+[.E14]" office:value-type="currency" office:currency="USD" office:value="0.2398706224">
            <text:p>$0.24</text:p>
          </table:table-cell>
          <table:table-cell table:formula="of:=[.D15]*[.$C$6]" office:value-type="currency" office:currency="USD" office:value="0.014392237344">
            <text:p>$0.0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67">
            <text:p>1967</text:p>
          </table:table-cell>
          <table:table-cell table:formula="of:=[.D15]+[.E15]" office:value-type="currency" office:currency="USD" office:value="0.254262859744">
            <text:p>$0.25</text:p>
          </table:table-cell>
          <table:table-cell table:formula="of:=[.D16]*[.$C$6]" office:value-type="currency" office:currency="USD" office:value="0.01525577158464">
            <text:p>$0.0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68">
            <text:p>1968</text:p>
          </table:table-cell>
          <table:table-cell table:formula="of:=[.D16]+[.E16]" office:value-type="currency" office:currency="USD" office:value="0.26951863132864">
            <text:p>$0.27</text:p>
          </table:table-cell>
          <table:table-cell table:formula="of:=[.D17]*[.$C$6]" office:value-type="currency" office:currency="USD" office:value="0.0161711178797184">
            <text:p>$0.0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69">
            <text:p>1969</text:p>
          </table:table-cell>
          <table:table-cell table:formula="of:=[.D17]+[.E17]" office:value-type="currency" office:currency="USD" office:value="0.285689749208358">
            <text:p>$0.29</text:p>
          </table:table-cell>
          <table:table-cell table:formula="of:=[.D18]*[.$C$6]" office:value-type="currency" office:currency="USD" office:value="0.0171413849525015">
            <text:p>$0.0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0">
            <text:p>1970</text:p>
          </table:table-cell>
          <table:table-cell table:formula="of:=[.D18]+[.E18]" office:value-type="currency" office:currency="USD" office:value="0.30283113416086">
            <text:p>$0.30</text:p>
          </table:table-cell>
          <table:table-cell table:formula="of:=[.D19]*[.$C$6]" office:value-type="currency" office:currency="USD" office:value="0.0181698680496516">
            <text:p>$0.0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table:formula="of:=[.D19]+[.E19]" office:value-type="currency" office:currency="USD" office:value="0.321001002210511">
            <text:p>$0.32</text:p>
          </table:table-cell>
          <table:table-cell table:formula="of:=[.D20]*[.$C$6]" office:value-type="currency" office:currency="USD" office:value="0.0192600601326307">
            <text:p>$0.0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2">
            <text:p>1972</text:p>
          </table:table-cell>
          <table:table-cell table:formula="of:=[.D20]+[.E20]" office:value-type="currency" office:currency="USD" office:value="0.340261062343142">
            <text:p>$0.34</text:p>
          </table:table-cell>
          <table:table-cell table:formula="of:=[.D21]*[.$C$6]" office:value-type="currency" office:currency="USD" office:value="0.0204156637405885">
            <text:p>$0.0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table:formula="of:=[.D21]+[.E21]" office:value-type="currency" office:currency="USD" office:value="0.360676726083731">
            <text:p>$0.36</text:p>
          </table:table-cell>
          <table:table-cell table:formula="of:=[.D22]*[.$C$6]" office:value-type="currency" office:currency="USD" office:value="0.0216406035650238">
            <text:p>$0.0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">
            <text:p>1974</text:p>
          </table:table-cell>
          <table:table-cell table:formula="of:=[.D22]+[.E22]" office:value-type="currency" office:currency="USD" office:value="0.382317329648755">
            <text:p>$0.38</text:p>
          </table:table-cell>
          <table:table-cell table:formula="of:=[.D23]*[.$C$6]" office:value-type="currency" office:currency="USD" office:value="0.0229390397789253">
            <text:p>$0.0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</text:p>
          </table:table-cell>
          <table:table-cell table:formula="of:=[.D23]+[.E23]" office:value-type="currency" office:currency="USD" office:value="0.40525636942768">
            <text:p>$0.41</text:p>
          </table:table-cell>
          <table:table-cell table:formula="of:=[.D24]*[.$C$6]" office:value-type="currency" office:currency="USD" office:value="0.0243153821656608">
            <text:p>$0.0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table:formula="of:=[.D24]+[.E24]" office:value-type="currency" office:currency="USD" office:value="0.429571751593341">
            <text:p>$0.43</text:p>
          </table:table-cell>
          <table:table-cell table:formula="of:=[.D25]*[.$C$6]" office:value-type="currency" office:currency="USD" office:value="0.0257743050956004">
            <text:p>$0.0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7">
            <text:p>1977</text:p>
          </table:table-cell>
          <table:table-cell table:formula="of:=[.D25]+[.E25]" office:value-type="currency" office:currency="USD" office:value="0.455346056688941">
            <text:p>$0.46</text:p>
          </table:table-cell>
          <table:table-cell table:formula="of:=[.D26]*[.$C$6]" office:value-type="currency" office:currency="USD" office:value="0.0273207634013365">
            <text:p>$0.0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8">
            <text:p>1978</text:p>
          </table:table-cell>
          <table:table-cell table:formula="of:=[.D26]+[.E26]" office:value-type="currency" office:currency="USD" office:value="0.482666820090278">
            <text:p>$0.48</text:p>
          </table:table-cell>
          <table:table-cell table:formula="of:=[.D27]*[.$C$6]" office:value-type="currency" office:currency="USD" office:value="0.0289600092054166">
            <text:p>$0.03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9">
            <text:p>1979</text:p>
          </table:table-cell>
          <table:table-cell table:formula="of:=[.D27]+[.E27]" office:value-type="currency" office:currency="USD" office:value="0.511626829295694">
            <text:p>$0.51</text:p>
          </table:table-cell>
          <table:table-cell table:formula="of:=[.D28]*[.$C$6]" office:value-type="currency" office:currency="USD" office:value="0.0306976097577416">
            <text:p>$0.03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0">
            <text:p>1980</text:p>
          </table:table-cell>
          <table:table-cell table:formula="of:=[.D28]+[.E28]" office:value-type="currency" office:currency="USD" office:value="0.542324439053436">
            <text:p>$0.54</text:p>
          </table:table-cell>
          <table:table-cell table:formula="of:=[.D29]*[.$C$6]" office:value-type="currency" office:currency="USD" office:value="0.0325394663432061">
            <text:p>$0.0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81">
            <text:p>1981</text:p>
          </table:table-cell>
          <table:table-cell table:formula="of:=[.D29]+[.E29]" office:value-type="currency" office:currency="USD" office:value="0.574863905396642">
            <text:p>$0.57</text:p>
          </table:table-cell>
          <table:table-cell table:formula="of:=[.D30]*[.$C$6]" office:value-type="currency" office:currency="USD" office:value="0.0344918343237985">
            <text:p>$0.0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82">
            <text:p>1982</text:p>
          </table:table-cell>
          <table:table-cell table:formula="of:=[.D30]+[.E30]" office:value-type="currency" office:currency="USD" office:value="0.60935573972044">
            <text:p>$0.61</text:p>
          </table:table-cell>
          <table:table-cell table:formula="of:=[.D31]*[.$C$6]" office:value-type="currency" office:currency="USD" office:value="0.0365613443832264">
            <text:p>$0.0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83">
            <text:p>1983</text:p>
          </table:table-cell>
          <table:table-cell table:formula="of:=[.D31]+[.E31]" office:value-type="currency" office:currency="USD" office:value="0.645917084103667">
            <text:p>$0.65</text:p>
          </table:table-cell>
          <table:table-cell table:formula="of:=[.D32]*[.$C$6]" office:value-type="currency" office:currency="USD" office:value="0.03875502504622">
            <text:p>$0.04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84">
            <text:p>1984</text:p>
          </table:table-cell>
          <table:table-cell table:formula="of:=[.D32]+[.E32]" office:value-type="currency" office:currency="USD" office:value="0.684672109149887">
            <text:p>$0.68</text:p>
          </table:table-cell>
          <table:table-cell table:formula="of:=[.D33]*[.$C$6]" office:value-type="currency" office:currency="USD" office:value="0.0410803265489932">
            <text:p>$0.04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85">
            <text:p>1985</text:p>
          </table:table-cell>
          <table:table-cell table:formula="of:=[.D33]+[.E33]" office:value-type="currency" office:currency="USD" office:value="0.72575243569888">
            <text:p>$0.73</text:p>
          </table:table-cell>
          <table:table-cell table:formula="of:=[.D34]*[.$C$6]" office:value-type="currency" office:currency="USD" office:value="0.0435451461419328">
            <text:p>$0.04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86">
            <text:p>1986</text:p>
          </table:table-cell>
          <table:table-cell table:formula="of:=[.D34]+[.E34]" office:value-type="currency" office:currency="USD" office:value="0.769297581840813">
            <text:p>$0.77</text:p>
          </table:table-cell>
          <table:table-cell table:formula="of:=[.D35]*[.$C$6]" office:value-type="currency" office:currency="USD" office:value="0.0461578549104488">
            <text:p>$0.05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87">
            <text:p>1987</text:p>
          </table:table-cell>
          <table:table-cell table:formula="of:=[.D35]+[.E35]" office:value-type="currency" office:currency="USD" office:value="0.815455436751262">
            <text:p>$0.82</text:p>
          </table:table-cell>
          <table:table-cell table:formula="of:=[.D36]*[.$C$6]" office:value-type="currency" office:currency="USD" office:value="0.0489273262050757">
            <text:p>$0.0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88">
            <text:p>1988</text:p>
          </table:table-cell>
          <table:table-cell table:formula="of:=[.D36]+[.E36]" office:value-type="currency" office:currency="USD" office:value="0.864382762956337">
            <text:p>$0.86</text:p>
          </table:table-cell>
          <table:table-cell table:formula="of:=[.D37]*[.$C$6]" office:value-type="currency" office:currency="USD" office:value="0.0518629657773802">
            <text:p>$0.05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9">
            <text:p>1989</text:p>
          </table:table-cell>
          <table:table-cell table:formula="of:=[.D37]+[.E37]" office:value-type="currency" office:currency="USD" office:value="0.916245728733717">
            <text:p>$0.92</text:p>
          </table:table-cell>
          <table:table-cell table:formula="of:=[.D38]*[.$C$6]" office:value-type="currency" office:currency="USD" office:value="0.0549747437240231">
            <text:p>$0.0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90">
            <text:p>1990</text:p>
          </table:table-cell>
          <table:table-cell table:formula="of:=[.D38]+[.E38]" office:value-type="currency" office:currency="USD" office:value="0.971220472457741">
            <text:p>$0.97</text:p>
          </table:table-cell>
          <table:table-cell table:formula="of:=[.D39]*[.$C$6]" office:value-type="currency" office:currency="USD" office:value="0.0582732283474644">
            <text:p>$0.06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91">
            <text:p>1991</text:p>
          </table:table-cell>
          <table:table-cell table:formula="of:=[.D39]+[.E39]" office:value-type="currency" office:currency="USD" office:value="1.02949370080521">
            <text:p>$1.03</text:p>
          </table:table-cell>
          <table:table-cell table:formula="of:=[.D40]*[.$C$6]" office:value-type="currency" office:currency="USD" office:value="0.0617696220483123">
            <text:p>$0.06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92">
            <text:p>1992</text:p>
          </table:table-cell>
          <table:table-cell table:formula="of:=[.D40]+[.E40]" office:value-type="currency" office:currency="USD" office:value="1.09126332285352">
            <text:p>$1.09</text:p>
          </table:table-cell>
          <table:table-cell table:formula="of:=[.D41]*[.$C$6]" office:value-type="currency" office:currency="USD" office:value="0.065475799371211">
            <text:p>$0.07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93">
            <text:p>1993</text:p>
          </table:table-cell>
          <table:table-cell table:formula="of:=[.D41]+[.E41]" office:value-type="currency" office:currency="USD" office:value="1.15673912222473">
            <text:p>$1.16</text:p>
          </table:table-cell>
          <table:table-cell table:formula="of:=[.D42]*[.$C$6]" office:value-type="currency" office:currency="USD" office:value="0.0694043473334837">
            <text:p>$0.07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94">
            <text:p>1994</text:p>
          </table:table-cell>
          <table:table-cell table:formula="of:=[.D42]+[.E42]" office:value-type="currency" office:currency="USD" office:value="1.22614346955821">
            <text:p>$1.23</text:p>
          </table:table-cell>
          <table:table-cell table:formula="of:=[.D43]*[.$C$6]" office:value-type="currency" office:currency="USD" office:value="0.0735686081734927">
            <text:p>$0.07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95">
            <text:p>1995</text:p>
          </table:table-cell>
          <table:table-cell table:formula="of:=[.D43]+[.E43]" office:value-type="currency" office:currency="USD" office:value="1.2997120777317">
            <text:p>$1.30</text:p>
          </table:table-cell>
          <table:table-cell table:formula="of:=[.D44]*[.$C$6]" office:value-type="currency" office:currency="USD" office:value="0.0779827246639023">
            <text:p>$0.08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96">
            <text:p>1996</text:p>
          </table:table-cell>
          <table:table-cell table:formula="of:=[.D44]+[.E44]" office:value-type="currency" office:currency="USD" office:value="1.37769480239561">
            <text:p>$1.38</text:p>
          </table:table-cell>
          <table:table-cell table:formula="of:=[.D45]*[.$C$6]" office:value-type="currency" office:currency="USD" office:value="0.0826616881437364">
            <text:p>$0.08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97">
            <text:p>1997</text:p>
          </table:table-cell>
          <table:table-cell table:formula="of:=[.D45]+[.E45]" office:value-type="currency" office:currency="USD" office:value="1.46035649053934">
            <text:p>$1.46</text:p>
          </table:table-cell>
          <table:table-cell table:formula="of:=[.D46]*[.$C$6]" office:value-type="currency" office:currency="USD" office:value="0.0876213894323606">
            <text:p>$0.09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98">
            <text:p>1998</text:p>
          </table:table-cell>
          <table:table-cell table:formula="of:=[.D46]+[.E46]" office:value-type="currency" office:currency="USD" office:value="1.5479778799717">
            <text:p>$1.55</text:p>
          </table:table-cell>
          <table:table-cell table:formula="of:=[.D47]*[.$C$6]" office:value-type="currency" office:currency="USD" office:value="0.0928786727983022">
            <text:p>$0.09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99">
            <text:p>1999</text:p>
          </table:table-cell>
          <table:table-cell table:formula="of:=[.D47]+[.E47]" office:value-type="currency" office:currency="USD" office:value="1.64085655277001">
            <text:p>$1.64</text:p>
          </table:table-cell>
          <table:table-cell table:formula="of:=[.D48]*[.$C$6]" office:value-type="currency" office:currency="USD" office:value="0.0984513931662004">
            <text:p>$0.10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00">
            <text:p>2000</text:p>
          </table:table-cell>
          <table:table-cell table:formula="of:=[.D48]+[.E48]" office:value-type="currency" office:currency="USD" office:value="1.73930794593621">
            <text:p>$1.74</text:p>
          </table:table-cell>
          <table:table-cell table:formula="of:=[.D49]*[.$C$6]" office:value-type="currency" office:currency="USD" office:value="0.104358476756172">
            <text:p>$0.10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01">
            <text:p>2001</text:p>
          </table:table-cell>
          <table:table-cell table:formula="of:=[.D49]+[.E49]" office:value-type="currency" office:currency="USD" office:value="1.84366642269238">
            <text:p>$1.84</text:p>
          </table:table-cell>
          <table:table-cell table:formula="of:=[.D50]*[.$C$6]" office:value-type="currency" office:currency="USD" office:value="0.110619985361543">
            <text:p>$0.1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02">
            <text:p>2002</text:p>
          </table:table-cell>
          <table:table-cell table:formula="of:=[.D50]+[.E50]" office:value-type="currency" office:currency="USD" office:value="1.95428640805392">
            <text:p>$1.95</text:p>
          </table:table-cell>
          <table:table-cell table:formula="of:=[.D51]*[.$C$6]" office:value-type="currency" office:currency="USD" office:value="0.117257184483235">
            <text:p>$0.12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03">
            <text:p>2003</text:p>
          </table:table-cell>
          <table:table-cell table:formula="of:=[.D51]+[.E51]" office:value-type="currency" office:currency="USD" office:value="2.07154359253716">
            <text:p>$2.07</text:p>
          </table:table-cell>
          <table:table-cell table:formula="of:=[.D52]*[.$C$6]" office:value-type="currency" office:currency="USD" office:value="0.124292615552229">
            <text:p>$0.12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04">
            <text:p>2004</text:p>
          </table:table-cell>
          <table:table-cell table:formula="of:=[.D52]+[.E52]" office:value-type="currency" office:currency="USD" office:value="2.19583620808939">
            <text:p>$2.20</text:p>
          </table:table-cell>
          <table:table-cell table:formula="of:=[.D53]*[.$C$6]" office:value-type="currency" office:currency="USD" office:value="0.131750172485363">
            <text:p>$0.13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05">
            <text:p>2005</text:p>
          </table:table-cell>
          <table:table-cell table:formula="of:=[.D53]+[.E53]" office:value-type="currency" office:currency="USD" office:value="2.32758638057475">
            <text:p>$2.33</text:p>
          </table:table-cell>
          <table:table-cell table:formula="of:=[.D54]*[.$C$6]" office:value-type="currency" office:currency="USD" office:value="0.139655182834485">
            <text:p>$0.14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06">
            <text:p>2006</text:p>
          </table:table-cell>
          <table:table-cell table:formula="of:=[.D54]+[.E54]" office:value-type="currency" office:currency="USD" office:value="2.46724156340923">
            <text:p>$2.47</text:p>
          </table:table-cell>
          <table:table-cell table:formula="of:=[.D55]*[.$C$6]" office:value-type="currency" office:currency="USD" office:value="0.148034493804554">
            <text:p>$0.15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07">
            <text:p>2007</text:p>
          </table:table-cell>
          <table:table-cell table:formula="of:=[.D55]+[.E55]" office:value-type="currency" office:currency="USD" office:value="2.61527605721379">
            <text:p>$2.62</text:p>
          </table:table-cell>
          <table:table-cell table:formula="of:=[.D56]*[.$C$6]" office:value-type="currency" office:currency="USD" office:value="0.156916563432827">
            <text:p>$0.16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08">
            <text:p>2008</text:p>
          </table:table-cell>
          <table:table-cell table:formula="of:=[.D56]+[.E56]" office:value-type="currency" office:currency="USD" office:value="2.77219262064662">
            <text:p>$2.77</text:p>
          </table:table-cell>
          <table:table-cell table:formula="of:=[.D57]*[.$C$6]" office:value-type="currency" office:currency="USD" office:value="0.166331557238797">
            <text:p>$0.17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09">
            <text:p>2009</text:p>
          </table:table-cell>
          <table:table-cell table:formula="of:=[.D57]+[.E57]" office:value-type="currency" office:currency="USD" office:value="2.93852417788541">
            <text:p>$2.94</text:p>
          </table:table-cell>
          <table:table-cell table:formula="of:=[.D58]*[.$C$6]" office:value-type="currency" office:currency="USD" office:value="0.176311450673125">
            <text:p>$0.18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10">
            <text:p>2010</text:p>
          </table:table-cell>
          <table:table-cell table:formula="of:=[.D58]+[.E58]" office:value-type="currency" office:currency="USD" office:value="3.11483562855854">
            <text:p>$3.11</text:p>
          </table:table-cell>
          <table:table-cell table:formula="of:=[.D59]*[.$C$6]" office:value-type="currency" office:currency="USD" office:value="0.186890137713512">
            <text:p>$0.19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11">
            <text:p>2011</text:p>
          </table:table-cell>
          <table:table-cell table:formula="of:=[.D59]+[.E59]" office:value-type="currency" office:currency="USD" office:value="3.30172576627205">
            <text:p>$3.30</text:p>
          </table:table-cell>
          <table:table-cell table:formula="of:=[.D60]*[.$C$6]" office:value-type="currency" office:currency="USD" office:value="0.198103545976323">
            <text:p>$0.2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12">
            <text:p>2012</text:p>
          </table:table-cell>
          <table:table-cell table:formula="of:=[.D60]+[.E60]" office:value-type="currency" office:currency="USD" office:value="3.49982931224837">
            <text:p>$3.50</text:p>
          </table:table-cell>
          <table:table-cell table:formula="of:=[.D61]*[.$C$6]" office:value-type="currency" office:currency="USD" office:value="0.209989758734902">
            <text:p>$0.2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013">
            <text:p>2013</text:p>
          </table:table-cell>
          <table:table-cell table:formula="of:=[.D61]+[.E61]" office:value-type="currency" office:currency="USD" office:value="3.70981907098327">
            <text:p>$3.71</text:p>
          </table:table-cell>
          <table:table-cell table:formula="of:=[.D62]*[.$C$6]" office:value-type="currency" office:currency="USD" office:value="0.222589144258996">
            <text:p>$0.22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014">
            <text:p>2014</text:p>
          </table:table-cell>
          <table:table-cell table:formula="of:=[.D62]+[.E62]" office:value-type="currency" office:currency="USD" office:value="3.93240821524227">
            <text:p>$3.93</text:p>
          </table:table-cell>
          <table:table-cell table:formula="of:=[.D63]*[.$C$6]" office:value-type="currency" office:currency="USD" office:value="0.235944492914536">
            <text:p>$0.24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015">
            <text:p>2015</text:p>
          </table:table-cell>
          <table:table-cell table:formula="of:=[.D63]+[.E63]" office:value-type="currency" office:currency="USD" office:value="4.16835270815681">
            <text:p>$4.17</text:p>
          </table:table-cell>
          <table:table-cell table:formula="of:=[.D64]*[.$C$6]" office:value-type="currency" office:currency="USD" office:value="0.250101162489408">
            <text:p>$0.25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016">
            <text:p>2016</text:p>
          </table:table-cell>
          <table:table-cell table:formula="of:=[.D64]+[.E64]" office:value-type="currency" office:currency="USD" office:value="4.41845387064622">
            <text:p>$4.42</text:p>
          </table:table-cell>
          <table:table-cell table:formula="of:=[.D65]*[.$C$6]" office:value-type="currency" office:currency="USD" office:value="0.265107232238773">
            <text:p>$0.2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017">
            <text:p>2017</text:p>
          </table:table-cell>
          <table:table-cell table:formula="of:=[.D65]+[.E65]" office:value-type="currency" office:currency="USD" office:value="4.68356110288499">
            <text:p>$4.68</text:p>
          </table:table-cell>
          <table:table-cell table:formula="of:=[.D66]*[.$C$6]" office:value-type="currency" office:currency="USD" office:value="0.281013666173099">
            <text:p>$0.28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2018">
            <text:p>2018</text:p>
          </table:table-cell>
          <table:table-cell table:formula="of:=[.D66]+[.E66]" office:value-type="currency" office:currency="USD" office:value="4.96457476905809">
            <text:p>$4.96</text:p>
          </table:table-cell>
          <table:table-cell table:formula="of:=[.D67]*[.$C$6]" office:value-type="currency" office:currency="USD" office:value="0.297874486143485">
            <text:p>$0.30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2019">
            <text:p>2019</text:p>
          </table:table-cell>
          <table:table-cell table:formula="of:=[.D67]+[.E67]" office:value-type="currency" office:currency="USD" office:value="5.26244925520157">
            <text:p>$5.26</text:p>
          </table:table-cell>
          <table:table-cell table:formula="of:=[.D68]*[.$C$6]" office:value-type="currency" office:currency="USD" office:value="0.315746955312094">
            <text:p>$0.32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020">
            <text:p>2020</text:p>
          </table:table-cell>
          <table:table-cell table:formula="of:=[.D68]+[.E68]" office:value-type="currency" office:currency="USD" office:value="5.57819621051367">
            <text:p>$5.58</text:p>
          </table:table-cell>
          <table:table-cell table:formula="of:=[.D69]*[.$C$6]" office:value-type="currency" office:currency="USD" office:value="0.33469177263082">
            <text:p>$0.33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2021">
            <text:p>2021</text:p>
          </table:table-cell>
          <table:table-cell table:formula="of:=[.D69]+[.E69]" office:value-type="currency" office:currency="USD" office:value="5.91288798314449">
            <text:p>$5.91</text:p>
          </table:table-cell>
          <table:table-cell table:formula="of:=[.D70]*[.$C$6]" office:value-type="currency" office:currency="USD" office:value="0.354773278988669">
            <text:p>$0.3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2022">
            <text:p>2022</text:p>
          </table:table-cell>
          <table:table-cell table:formula="of:=[.D70]+[.E70]" office:value-type="currency" office:currency="USD" office:value="6.26766126213316">
            <text:p>$6.27</text:p>
          </table:table-cell>
          <table:table-cell table:formula="of:=[.D71]*[.$C$6]" office:value-type="currency" office:currency="USD" office:value="0.376059675727989">
            <text:p>$0.38</text:p>
          </table:table-cell>
        </table:table-row>
      </table:table>
      <table:table table:name="Retirement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"/>
        <table:table-column table:style-name="co1" table:default-cell-style-name="ce1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Retirement Tabl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nput →</text:p>
          </table:table-cell>
          <table:table-cell table:style-name="ce2" office:value-type="currency" office:currency="USD" office:value="0">
            <text:p>$0.00</text:p>
          </table:table-cell>
          <table:table-cell office:value-type="string">
            <text:p><text:s/>= Initial Balance $'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put →</text:p>
          </table:table-cell>
          <table:table-cell table:style-name="ce3" office:value-type="percentage" office:value="0.05">
            <text:p>5.00%</text:p>
          </table:table-cell>
          <table:table-cell office:value-type="string">
            <text:p><text:s/>= Interest Rate % Municipal Bond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put →</text:p>
          </table:table-cell>
          <table:table-cell table:style-name="ce2" office:value-type="currency" office:currency="USD" office:value="100000">
            <text:p>$100,000.00</text:p>
          </table:table-cell>
          <table:table-cell office:value-type="string">
            <text:p><text:s/>= Salary $'s/yea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put →</text:p>
          </table:table-cell>
          <table:table-cell table:style-name="ce3" office:value-type="percentage" office:value="0.2">
            <text:p>20.00%</text:p>
          </table:table-cell>
          <table:table-cell office:value-type="string">
            <text:p><text:s/>= %Saved from salary to apply to Retir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lc →</text:p>
          </table:table-cell>
          <table:table-cell table:style-name="ce2" table:formula="of:=[.C7]*[.C8]" office:value-type="currency" office:currency="USD" office:value="20000">
            <text:p>$20,000.00</text:p>
          </table:table-cell>
          <table:table-cell office:value-type="string">
            <text:p><text:s/>= Yearly Deposit applied to Retirement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lc →</text:p>
          </table:table-cell>
          <table:table-cell table:style-name="ce2" table:formula="of:=[.C7]/[.C6]" office:value-type="currency" office:currency="USD" office:value="2000000">
            <text:p>$2,000,000.00</text:p>
          </table:table-cell>
          <table:table-cell office:value-type="string">
            <text:p><text:s/>= How much will you need for Retire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6"/>
          <table:table-cell table:style-name="ce4" office:value-type="percentage" office:value="1.05">
            <text:p>105.00%</text:p>
          </table:table-cell>
          <table:table-cell/>
        </table:table-row>
        <table:table-row table:style-name="ro1">
          <table:table-cell/>
          <table:table-cell table:style-name="ce1" office:value-type="string">
            <text:p>Yea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Balance</text:p>
          </table:table-cell>
          <table:table-cell table:style-name="ce1" office:value-type="string">
            <text:p>Interest</text:p>
          </table:table-cell>
          <table:table-cell office:value-type="string">
            <text:p>Yearly</text:p>
          </table:table-cell>
          <table:table-cell office:value-type="string">
            <text:p>Closed Frm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1" office:value-type="string">
            <text:p>Beg of Year</text:p>
          </table:table-cell>
          <table:table-cell table:style-name="ce1" office:value-type="string">
            <text:p>End of Year</text:p>
          </table:table-cell>
          <table:table-cell office:value-type="string">
            <text:p>Deposit</text:p>
          </table:table-cell>
          <table:table-cell office:value-type="string">
            <text:p>Solution</text:p>
          </table:table-cell>
          <table:table-cell/>
        </table:table-row>
        <table:table-row table:style-name="ro1"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2025">
            <text:p>2025</text:p>
          </table:table-cell>
          <table:table-cell table:style-name="ce1" table:formula="of:=[.C5]" office:value-type="currency" office:currency="USD" office:value="0">
            <text:p>$0.00</text:p>
          </table:table-cell>
          <table:table-cell table:style-name="ce1" table:formula="of:=[.D16]*[.$C$6]" office:value-type="currency" office:currency="USD" office:value="0">
            <text:p>$0.0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16]+[.$C$9]*(1-[.$G$12]^[.B16])/(1-[.$G$12])" office:value-type="currency" office:currency="USD" office:value="0">
            <text:p>$0.00</text:p>
          </table:table-cell>
          <table:table-cell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026">
            <text:p>2026</text:p>
          </table:table-cell>
          <table:table-cell table:style-name="ce1" table:formula="of:=[.D16]+[.E16]+[.F16]" office:value-type="currency" office:currency="USD" office:value="20000">
            <text:p>$20,000.00</text:p>
          </table:table-cell>
          <table:table-cell table:style-name="ce1" table:formula="of:=[.D17]*[.$C$6]" office:value-type="currency" office:currency="USD" office:value="1000">
            <text:p>$1,000.0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17]+[.$C$9]*(1-[.$G$12]^[.B17])/(1-[.$G$12])" office:value-type="currency" office:currency="USD" office:value="20000">
            <text:p>$20,000.00</text:p>
          </table:table-cell>
          <table:table-cell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027">
            <text:p>2027</text:p>
          </table:table-cell>
          <table:table-cell table:style-name="ce1" table:formula="of:=[.D17]+[.E17]+[.F17]" office:value-type="currency" office:currency="USD" office:value="41000">
            <text:p>$41,000.00</text:p>
          </table:table-cell>
          <table:table-cell table:style-name="ce1" table:formula="of:=[.D18]*[.$C$6]" office:value-type="currency" office:currency="USD" office:value="2050">
            <text:p>$2,050.0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18]+[.$C$9]*(1-[.$G$12]^[.B18])/(1-[.$G$12])" office:value-type="currency" office:currency="USD" office:value="41000">
            <text:p>$41,000.00</text:p>
          </table:table-cell>
          <table:table-cell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2028">
            <text:p>2028</text:p>
          </table:table-cell>
          <table:table-cell table:style-name="ce1" table:formula="of:=[.D18]+[.E18]+[.F18]" office:value-type="currency" office:currency="USD" office:value="63050">
            <text:p>$63,050.00</text:p>
          </table:table-cell>
          <table:table-cell table:style-name="ce1" table:formula="of:=[.D19]*[.$C$6]" office:value-type="currency" office:currency="USD" office:value="3152.5">
            <text:p>$3,152.5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19]+[.$C$9]*(1-[.$G$12]^[.B19])/(1-[.$G$12])" office:value-type="currency" office:currency="USD" office:value="63050">
            <text:p>$63,050.00</text:p>
          </table:table-cell>
          <table:table-cell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float" office:value="2029">
            <text:p>2029</text:p>
          </table:table-cell>
          <table:table-cell table:style-name="ce1" table:formula="of:=[.D19]+[.E19]+[.F19]" office:value-type="currency" office:currency="USD" office:value="86202.5">
            <text:p>$86,202.50</text:p>
          </table:table-cell>
          <table:table-cell table:style-name="ce1" table:formula="of:=[.D20]*[.$C$6]" office:value-type="currency" office:currency="USD" office:value="4310.125">
            <text:p>$4,310.13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0]+[.$C$9]*(1-[.$G$12]^[.B20])/(1-[.$G$12])" office:value-type="currency" office:currency="USD" office:value="86202.5">
            <text:p>$86,202.50</text:p>
          </table:table-cell>
          <table:table-cell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style-name="ce1" office:value-type="float" office:value="2030">
            <text:p>2030</text:p>
          </table:table-cell>
          <table:table-cell table:style-name="ce1" table:formula="of:=[.D20]+[.E20]+[.F20]" office:value-type="currency" office:currency="USD" office:value="110512.625">
            <text:p>$110,512.63</text:p>
          </table:table-cell>
          <table:table-cell table:style-name="ce1" table:formula="of:=[.D21]*[.$C$6]" office:value-type="currency" office:currency="USD" office:value="5525.63125">
            <text:p>$5,525.63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1]+[.$C$9]*(1-[.$G$12]^[.B21])/(1-[.$G$12])" office:value-type="currency" office:currency="USD" office:value="110512.625">
            <text:p>$110,512.63</text:p>
          </table:table-cell>
          <table:table-cell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style-name="ce1" office:value-type="float" office:value="2031">
            <text:p>2031</text:p>
          </table:table-cell>
          <table:table-cell table:style-name="ce1" table:formula="of:=[.D21]+[.E21]+[.F21]" office:value-type="currency" office:currency="USD" office:value="136038.25625">
            <text:p>$136,038.26</text:p>
          </table:table-cell>
          <table:table-cell table:style-name="ce1" table:formula="of:=[.D22]*[.$C$6]" office:value-type="currency" office:currency="USD" office:value="6801.9128125">
            <text:p>$6,801.9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2]+[.$C$9]*(1-[.$G$12]^[.B22])/(1-[.$G$12])" office:value-type="currency" office:currency="USD" office:value="136038.25625">
            <text:p>$136,038.26</text:p>
          </table:table-cell>
          <table:table-cell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1" office:value-type="float" office:value="2032">
            <text:p>2032</text:p>
          </table:table-cell>
          <table:table-cell table:style-name="ce1" table:formula="of:=[.D22]+[.E22]+[.F22]" office:value-type="currency" office:currency="USD" office:value="162840.1690625">
            <text:p>$162,840.17</text:p>
          </table:table-cell>
          <table:table-cell table:style-name="ce1" table:formula="of:=[.D23]*[.$C$6]" office:value-type="currency" office:currency="USD" office:value="8142.008453125">
            <text:p>$8,142.0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3]+[.$C$9]*(1-[.$G$12]^[.B23])/(1-[.$G$12])" office:value-type="currency" office:currency="USD" office:value="162840.1690625">
            <text:p>$162,840.17</text:p>
          </table:table-cell>
          <table:table-cell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style-name="ce1" office:value-type="float" office:value="2033">
            <text:p>2033</text:p>
          </table:table-cell>
          <table:table-cell table:style-name="ce1" table:formula="of:=[.D23]+[.E23]+[.F23]" office:value-type="currency" office:currency="USD" office:value="190982.177515625">
            <text:p>$190,982.18</text:p>
          </table:table-cell>
          <table:table-cell table:style-name="ce1" table:formula="of:=[.D24]*[.$C$6]" office:value-type="currency" office:currency="USD" office:value="9549.10887578125">
            <text:p>$9,549.1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4]+[.$C$9]*(1-[.$G$12]^[.B24])/(1-[.$G$12])" office:value-type="currency" office:currency="USD" office:value="190982.177515625">
            <text:p>$190,982.18</text:p>
          </table:table-cell>
          <table:table-cell/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style-name="ce1" office:value-type="float" office:value="2034">
            <text:p>2034</text:p>
          </table:table-cell>
          <table:table-cell table:style-name="ce1" table:formula="of:=[.D24]+[.E24]+[.F24]" office:value-type="currency" office:currency="USD" office:value="220531.286391406">
            <text:p>$220,531.29</text:p>
          </table:table-cell>
          <table:table-cell table:style-name="ce1" table:formula="of:=[.D25]*[.$C$6]" office:value-type="currency" office:currency="USD" office:value="11026.5643195703">
            <text:p>$11,026.5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5]+[.$C$9]*(1-[.$G$12]^[.B25])/(1-[.$G$12])" office:value-type="currency" office:currency="USD" office:value="220531.286391406">
            <text:p>$220,531.29</text:p>
          </table:table-cell>
          <table:table-cell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2035">
            <text:p>2035</text:p>
          </table:table-cell>
          <table:table-cell table:style-name="ce1" table:formula="of:=[.D25]+[.E25]+[.F25]" office:value-type="currency" office:currency="USD" office:value="251557.850710977">
            <text:p>$251,557.85</text:p>
          </table:table-cell>
          <table:table-cell table:style-name="ce1" table:formula="of:=[.D26]*[.$C$6]" office:value-type="currency" office:currency="USD" office:value="12577.8925355488">
            <text:p>$12,577.89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6]+[.$C$9]*(1-[.$G$12]^[.B26])/(1-[.$G$12])" office:value-type="currency" office:currency="USD" office:value="251557.850710977">
            <text:p>$251,557.85</text:p>
          </table:table-cell>
          <table:table-cell/>
        </table:table-row>
        <table:table-row table:style-name="ro1">
          <table:table-cell/>
          <table:table-cell table:style-name="ce1" office:value-type="float" office:value="11">
            <text:p>11</text:p>
          </table:table-cell>
          <table:table-cell table:style-name="ce1" office:value-type="float" office:value="2036">
            <text:p>2036</text:p>
          </table:table-cell>
          <table:table-cell table:style-name="ce1" table:formula="of:=[.D26]+[.E26]+[.F26]" office:value-type="currency" office:currency="USD" office:value="284135.743246525">
            <text:p>$284,135.74</text:p>
          </table:table-cell>
          <table:table-cell table:style-name="ce1" table:formula="of:=[.D27]*[.$C$6]" office:value-type="currency" office:currency="USD" office:value="14206.7871623263">
            <text:p>$14,206.79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7]+[.$C$9]*(1-[.$G$12]^[.B27])/(1-[.$G$12])" office:value-type="currency" office:currency="USD" office:value="284135.743246525">
            <text:p>$284,135.74</text:p>
          </table:table-cell>
          <table:table-cell/>
        </table:table-row>
        <table:table-row table:style-name="ro1">
          <table:table-cell/>
          <table:table-cell table:style-name="ce1" office:value-type="float" office:value="12">
            <text:p>12</text:p>
          </table:table-cell>
          <table:table-cell table:style-name="ce1" office:value-type="float" office:value="2037">
            <text:p>2037</text:p>
          </table:table-cell>
          <table:table-cell table:style-name="ce1" table:formula="of:=[.D27]+[.E27]+[.F27]" office:value-type="currency" office:currency="USD" office:value="318342.530408852">
            <text:p>$318,342.53</text:p>
          </table:table-cell>
          <table:table-cell table:style-name="ce1" table:formula="of:=[.D28]*[.$C$6]" office:value-type="currency" office:currency="USD" office:value="15917.1265204426">
            <text:p>$15,917.13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8]+[.$C$9]*(1-[.$G$12]^[.B28])/(1-[.$G$12])" office:value-type="currency" office:currency="USD" office:value="318342.530408852">
            <text:p>$318,342.53</text:p>
          </table:table-cell>
          <table:table-cell/>
        </table:table-row>
        <table:table-row table:style-name="ro1">
          <table:table-cell/>
          <table:table-cell table:style-name="ce1" office:value-type="float" office:value="13">
            <text:p>13</text:p>
          </table:table-cell>
          <table:table-cell table:style-name="ce1" office:value-type="float" office:value="2038">
            <text:p>2038</text:p>
          </table:table-cell>
          <table:table-cell table:style-name="ce1" table:formula="of:=[.D28]+[.E28]+[.F28]" office:value-type="currency" office:currency="USD" office:value="354259.656929294">
            <text:p>$354,259.66</text:p>
          </table:table-cell>
          <table:table-cell table:style-name="ce1" table:formula="of:=[.D29]*[.$C$6]" office:value-type="currency" office:currency="USD" office:value="17712.9828464647">
            <text:p>$17,712.98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29]+[.$C$9]*(1-[.$G$12]^[.B29])/(1-[.$G$12])" office:value-type="currency" office:currency="USD" office:value="354259.656929294">
            <text:p>$354,259.66</text:p>
          </table:table-cell>
          <table:table-cell/>
        </table:table-row>
        <table:table-row table:style-name="ro1">
          <table:table-cell/>
          <table:table-cell table:style-name="ce1" office:value-type="float" office:value="14">
            <text:p>14</text:p>
          </table:table-cell>
          <table:table-cell table:style-name="ce1" office:value-type="float" office:value="2039">
            <text:p>2039</text:p>
          </table:table-cell>
          <table:table-cell table:style-name="ce1" table:formula="of:=[.D29]+[.E29]+[.F29]" office:value-type="currency" office:currency="USD" office:value="391972.639775759">
            <text:p>$391,972.64</text:p>
          </table:table-cell>
          <table:table-cell table:style-name="ce1" table:formula="of:=[.D30]*[.$C$6]" office:value-type="currency" office:currency="USD" office:value="19598.6319887879">
            <text:p>$19,598.63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0]+[.$C$9]*(1-[.$G$12]^[.B30])/(1-[.$G$12])" office:value-type="currency" office:currency="USD" office:value="391972.639775759">
            <text:p>$391,972.64</text:p>
          </table:table-cell>
          <table:table-cell/>
        </table:table-row>
        <table:table-row table:style-name="ro1"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2040">
            <text:p>2040</text:p>
          </table:table-cell>
          <table:table-cell table:style-name="ce1" table:formula="of:=[.D30]+[.E30]+[.F30]" office:value-type="currency" office:currency="USD" office:value="431571.271764547">
            <text:p>$431,571.27</text:p>
          </table:table-cell>
          <table:table-cell table:style-name="ce1" table:formula="of:=[.D31]*[.$C$6]" office:value-type="currency" office:currency="USD" office:value="21578.5635882273">
            <text:p>$21,578.5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1]+[.$C$9]*(1-[.$G$12]^[.B31])/(1-[.$G$12])" office:value-type="currency" office:currency="USD" office:value="431571.271764547">
            <text:p>$431,571.27</text:p>
          </table:table-cell>
          <table:table-cell/>
        </table:table-row>
        <table:table-row table:style-name="ro1">
          <table:table-cell/>
          <table:table-cell table:style-name="ce1" office:value-type="float" office:value="16">
            <text:p>16</text:p>
          </table:table-cell>
          <table:table-cell table:style-name="ce1" office:value-type="float" office:value="2041">
            <text:p>2041</text:p>
          </table:table-cell>
          <table:table-cell table:style-name="ce1" table:formula="of:=[.D31]+[.E31]+[.F31]" office:value-type="currency" office:currency="USD" office:value="473149.835352774">
            <text:p>$473,149.84</text:p>
          </table:table-cell>
          <table:table-cell table:style-name="ce1" table:formula="of:=[.D32]*[.$C$6]" office:value-type="currency" office:currency="USD" office:value="23657.4917676387">
            <text:p>$23,657.49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2]+[.$C$9]*(1-[.$G$12]^[.B32])/(1-[.$G$12])" office:value-type="currency" office:currency="USD" office:value="473149.835352774">
            <text:p>$473,149.84</text:p>
          </table:table-cell>
          <table:table-cell/>
        </table:table-row>
        <table:table-row table:style-name="ro1">
          <table:table-cell/>
          <table:table-cell table:style-name="ce1" office:value-type="float" office:value="17">
            <text:p>17</text:p>
          </table:table-cell>
          <table:table-cell table:style-name="ce1" office:value-type="float" office:value="2042">
            <text:p>2042</text:p>
          </table:table-cell>
          <table:table-cell table:style-name="ce1" table:formula="of:=[.D32]+[.E32]+[.F32]" office:value-type="currency" office:currency="USD" office:value="516807.327120413">
            <text:p>$516,807.33</text:p>
          </table:table-cell>
          <table:table-cell table:style-name="ce1" table:formula="of:=[.D33]*[.$C$6]" office:value-type="currency" office:currency="USD" office:value="25840.3663560206">
            <text:p>$25,840.37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3]+[.$C$9]*(1-[.$G$12]^[.B33])/(1-[.$G$12])" office:value-type="currency" office:currency="USD" office:value="516807.327120413">
            <text:p>$516,807.33</text:p>
          </table:table-cell>
          <table:table-cell/>
        </table:table-row>
        <table:table-row table:style-name="ro1">
          <table:table-cell/>
          <table:table-cell table:style-name="ce1" office:value-type="float" office:value="18">
            <text:p>18</text:p>
          </table:table-cell>
          <table:table-cell table:style-name="ce1" office:value-type="float" office:value="2043">
            <text:p>2043</text:p>
          </table:table-cell>
          <table:table-cell table:style-name="ce1" table:formula="of:=[.D33]+[.E33]+[.F33]" office:value-type="currency" office:currency="USD" office:value="562647.693476434">
            <text:p>$562,647.69</text:p>
          </table:table-cell>
          <table:table-cell table:style-name="ce1" table:formula="of:=[.D34]*[.$C$6]" office:value-type="currency" office:currency="USD" office:value="28132.3846738217">
            <text:p>$28,132.38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4]+[.$C$9]*(1-[.$G$12]^[.B34])/(1-[.$G$12])" office:value-type="currency" office:currency="USD" office:value="562647.693476434">
            <text:p>$562,647.69</text:p>
          </table:table-cell>
          <table:table-cell/>
        </table:table-row>
        <table:table-row table:style-name="ro1">
          <table:table-cell/>
          <table:table-cell table:style-name="ce1" office:value-type="float" office:value="19">
            <text:p>19</text:p>
          </table:table-cell>
          <table:table-cell table:style-name="ce1" office:value-type="float" office:value="2044">
            <text:p>2044</text:p>
          </table:table-cell>
          <table:table-cell table:style-name="ce1" table:formula="of:=[.D34]+[.E34]+[.F34]" office:value-type="currency" office:currency="USD" office:value="610780.078150255">
            <text:p>$610,780.08</text:p>
          </table:table-cell>
          <table:table-cell table:style-name="ce1" table:formula="of:=[.D35]*[.$C$6]" office:value-type="currency" office:currency="USD" office:value="30539.0039075128">
            <text:p>$30,539.0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5]+[.$C$9]*(1-[.$G$12]^[.B35])/(1-[.$G$12])" office:value-type="currency" office:currency="USD" office:value="610780.078150256">
            <text:p>$610,780.08</text:p>
          </table:table-cell>
          <table:table-cell/>
        </table:table-row>
        <table:table-row table:style-name="ro1">
          <table:table-cell/>
          <table:table-cell table:style-name="ce1" office:value-type="float" office:value="20">
            <text:p>20</text:p>
          </table:table-cell>
          <table:table-cell table:style-name="ce1" office:value-type="float" office:value="2045">
            <text:p>2045</text:p>
          </table:table-cell>
          <table:table-cell table:style-name="ce1" table:formula="of:=[.D35]+[.E35]+[.F35]" office:value-type="currency" office:currency="USD" office:value="661319.082057768">
            <text:p>$661,319.08</text:p>
          </table:table-cell>
          <table:table-cell table:style-name="ce1" table:formula="of:=[.D36]*[.$C$6]" office:value-type="currency" office:currency="USD" office:value="33065.9541028884">
            <text:p>$33,065.95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6]+[.$C$9]*(1-[.$G$12]^[.B36])/(1-[.$G$12])" office:value-type="currency" office:currency="USD" office:value="661319.082057768">
            <text:p>$661,319.08</text:p>
          </table:table-cell>
          <table:table-cell/>
        </table:table-row>
        <table:table-row table:style-name="ro1">
          <table:table-cell/>
          <table:table-cell table:style-name="ce1" office:value-type="float" office:value="21">
            <text:p>21</text:p>
          </table:table-cell>
          <table:table-cell table:style-name="ce1" office:value-type="float" office:value="2046">
            <text:p>2046</text:p>
          </table:table-cell>
          <table:table-cell table:style-name="ce1" table:formula="of:=[.D36]+[.E36]+[.F36]" office:value-type="currency" office:currency="USD" office:value="714385.036160657">
            <text:p>$714,385.04</text:p>
          </table:table-cell>
          <table:table-cell table:style-name="ce1" table:formula="of:=[.D37]*[.$C$6]" office:value-type="currency" office:currency="USD" office:value="35719.2518080328">
            <text:p>$35,719.25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7]+[.$C$9]*(1-[.$G$12]^[.B37])/(1-[.$G$12])" office:value-type="currency" office:currency="USD" office:value="714385.036160657">
            <text:p>$714,385.04</text:p>
          </table:table-cell>
          <table:table-cell/>
        </table:table-row>
        <table:table-row table:style-name="ro1">
          <table:table-cell/>
          <table:table-cell table:style-name="ce1" office:value-type="float" office:value="22">
            <text:p>22</text:p>
          </table:table-cell>
          <table:table-cell table:style-name="ce1" office:value-type="float" office:value="2047">
            <text:p>2047</text:p>
          </table:table-cell>
          <table:table-cell table:style-name="ce1" table:formula="of:=[.D37]+[.E37]+[.F37]" office:value-type="currency" office:currency="USD" office:value="770104.287968689">
            <text:p>$770,104.29</text:p>
          </table:table-cell>
          <table:table-cell table:style-name="ce1" table:formula="of:=[.D38]*[.$C$6]" office:value-type="currency" office:currency="USD" office:value="38505.2143984345">
            <text:p>$38,505.2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8]+[.$C$9]*(1-[.$G$12]^[.B38])/(1-[.$G$12])" office:value-type="currency" office:currency="USD" office:value="770104.28796869">
            <text:p>$770,104.29</text:p>
          </table:table-cell>
          <table:table-cell/>
        </table:table-row>
        <table:table-row table:style-name="ro1">
          <table:table-cell/>
          <table:table-cell table:style-name="ce1" office:value-type="float" office:value="23">
            <text:p>23</text:p>
          </table:table-cell>
          <table:table-cell table:style-name="ce1" office:value-type="float" office:value="2048">
            <text:p>2048</text:p>
          </table:table-cell>
          <table:table-cell table:style-name="ce1" table:formula="of:=[.D38]+[.E38]+[.F38]" office:value-type="currency" office:currency="USD" office:value="828609.502367124">
            <text:p>$828,609.50</text:p>
          </table:table-cell>
          <table:table-cell table:style-name="ce1" table:formula="of:=[.D39]*[.$C$6]" office:value-type="currency" office:currency="USD" office:value="41430.4751183562">
            <text:p>$41,430.48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39]+[.$C$9]*(1-[.$G$12]^[.B39])/(1-[.$G$12])" office:value-type="currency" office:currency="USD" office:value="828609.502367124">
            <text:p>$828,609.50</text:p>
          </table:table-cell>
          <table:table-cell/>
        </table:table-row>
        <table:table-row table:style-name="ro1">
          <table:table-cell/>
          <table:table-cell table:style-name="ce1" office:value-type="float" office:value="24">
            <text:p>24</text:p>
          </table:table-cell>
          <table:table-cell table:style-name="ce1" office:value-type="float" office:value="2049">
            <text:p>2049</text:p>
          </table:table-cell>
          <table:table-cell table:style-name="ce1" table:formula="of:=[.D39]+[.E39]+[.F39]" office:value-type="currency" office:currency="USD" office:value="890039.97748548">
            <text:p>$890,039.98</text:p>
          </table:table-cell>
          <table:table-cell table:style-name="ce1" table:formula="of:=[.D40]*[.$C$6]" office:value-type="currency" office:currency="USD" office:value="44501.998874274">
            <text:p>$44,502.0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0]+[.$C$9]*(1-[.$G$12]^[.B40])/(1-[.$G$12])" office:value-type="currency" office:currency="USD" office:value="890039.97748548">
            <text:p>$890,039.98</text:p>
          </table:table-cell>
          <table:table-cell/>
        </table:table-row>
        <table:table-row table:style-name="ro1">
          <table:table-cell/>
          <table:table-cell table:style-name="ce1" office:value-type="float" office:value="25">
            <text:p>25</text:p>
          </table:table-cell>
          <table:table-cell table:style-name="ce1" office:value-type="float" office:value="2050">
            <text:p>2050</text:p>
          </table:table-cell>
          <table:table-cell table:style-name="ce1" table:formula="of:=[.D40]+[.E40]+[.F40]" office:value-type="currency" office:currency="USD" office:value="954541.976359754">
            <text:p>$954,541.98</text:p>
          </table:table-cell>
          <table:table-cell table:style-name="ce1" table:formula="of:=[.D41]*[.$C$6]" office:value-type="currency" office:currency="USD" office:value="47727.0988179877">
            <text:p>$47,727.1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1]+[.$C$9]*(1-[.$G$12]^[.B41])/(1-[.$G$12])" office:value-type="currency" office:currency="USD" office:value="954541.976359755">
            <text:p>$954,541.98</text:p>
          </table:table-cell>
          <table:table-cell/>
        </table:table-row>
        <table:table-row table:style-name="ro1">
          <table:table-cell/>
          <table:table-cell table:style-name="ce1" office:value-type="float" office:value="26">
            <text:p>26</text:p>
          </table:table-cell>
          <table:table-cell table:style-name="ce1" office:value-type="float" office:value="2051">
            <text:p>2051</text:p>
          </table:table-cell>
          <table:table-cell table:style-name="ce1" table:formula="of:=[.D41]+[.E41]+[.F41]" office:value-type="currency" office:currency="USD" office:value="1022269.07517774">
            <text:p>$1,022,269.08</text:p>
          </table:table-cell>
          <table:table-cell table:style-name="ce1" table:formula="of:=[.D42]*[.$C$6]" office:value-type="currency" office:currency="USD" office:value="51113.4537588871">
            <text:p>$51,113.45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2]+[.$C$9]*(1-[.$G$12]^[.B42])/(1-[.$G$12])" office:value-type="currency" office:currency="USD" office:value="1022269.07517774">
            <text:p>$1,022,269.08</text:p>
          </table:table-cell>
          <table:table-cell/>
        </table:table-row>
        <table:table-row table:style-name="ro1">
          <table:table-cell/>
          <table:table-cell table:style-name="ce1" office:value-type="float" office:value="27">
            <text:p>27</text:p>
          </table:table-cell>
          <table:table-cell table:style-name="ce1" office:value-type="float" office:value="2052">
            <text:p>2052</text:p>
          </table:table-cell>
          <table:table-cell table:style-name="ce1" table:formula="of:=[.D42]+[.E42]+[.F42]" office:value-type="currency" office:currency="USD" office:value="1093382.52893663">
            <text:p>$1,093,382.53</text:p>
          </table:table-cell>
          <table:table-cell table:style-name="ce1" table:formula="of:=[.D43]*[.$C$6]" office:value-type="currency" office:currency="USD" office:value="54669.1264468314">
            <text:p>$54,669.13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3]+[.$C$9]*(1-[.$G$12]^[.B43])/(1-[.$G$12])" office:value-type="currency" office:currency="USD" office:value="1093382.52893663">
            <text:p>$1,093,382.53</text:p>
          </table:table-cell>
          <table:table-cell/>
        </table:table-row>
        <table:table-row table:style-name="ro1">
          <table:table-cell/>
          <table:table-cell table:style-name="ce1" office:value-type="float" office:value="28">
            <text:p>28</text:p>
          </table:table-cell>
          <table:table-cell table:style-name="ce1" office:value-type="float" office:value="2053">
            <text:p>2053</text:p>
          </table:table-cell>
          <table:table-cell table:style-name="ce1" table:formula="of:=[.D43]+[.E43]+[.F43]" office:value-type="currency" office:currency="USD" office:value="1168051.65538346">
            <text:p>$1,168,051.66</text:p>
          </table:table-cell>
          <table:table-cell table:style-name="ce1" table:formula="of:=[.D44]*[.$C$6]" office:value-type="currency" office:currency="USD" office:value="58402.582769173">
            <text:p>$58,402.58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4]+[.$C$9]*(1-[.$G$12]^[.B44])/(1-[.$G$12])" office:value-type="currency" office:currency="USD" office:value="1168051.65538346">
            <text:p>$1,168,051.66</text:p>
          </table:table-cell>
          <table:table-cell/>
        </table:table-row>
        <table:table-row table:style-name="ro1">
          <table:table-cell/>
          <table:table-cell table:style-name="ce1" office:value-type="float" office:value="29">
            <text:p>29</text:p>
          </table:table-cell>
          <table:table-cell table:style-name="ce1" office:value-type="float" office:value="2054">
            <text:p>2054</text:p>
          </table:table-cell>
          <table:table-cell table:style-name="ce1" table:formula="of:=[.D44]+[.E44]+[.F44]" office:value-type="currency" office:currency="USD" office:value="1246454.23815263">
            <text:p>$1,246,454.24</text:p>
          </table:table-cell>
          <table:table-cell table:style-name="ce1" table:formula="of:=[.D45]*[.$C$6]" office:value-type="currency" office:currency="USD" office:value="62322.7119076317">
            <text:p>$62,322.7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5]+[.$C$9]*(1-[.$G$12]^[.B45])/(1-[.$G$12])" office:value-type="currency" office:currency="USD" office:value="1246454.23815263">
            <text:p>$1,246,454.24</text:p>
          </table:table-cell>
          <table:table-cell/>
        </table:table-row>
        <table:table-row table:style-name="ro1">
          <table:table-cell/>
          <table:table-cell table:style-name="ce1" office:value-type="float" office:value="30">
            <text:p>30</text:p>
          </table:table-cell>
          <table:table-cell table:style-name="ce1" office:value-type="float" office:value="2055">
            <text:p>2055</text:p>
          </table:table-cell>
          <table:table-cell table:style-name="ce1" table:formula="of:=[.D45]+[.E45]+[.F45]" office:value-type="currency" office:currency="USD" office:value="1328776.95006026">
            <text:p>$1,328,776.95</text:p>
          </table:table-cell>
          <table:table-cell table:style-name="ce1" table:formula="of:=[.D46]*[.$C$6]" office:value-type="currency" office:currency="USD" office:value="66438.8475030133">
            <text:p>$66,438.85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6]+[.$C$9]*(1-[.$G$12]^[.B46])/(1-[.$G$12])" office:value-type="currency" office:currency="USD" office:value="1328776.95006027">
            <text:p>$1,328,776.95</text:p>
          </table:table-cell>
          <table:table-cell/>
        </table:table-row>
        <table:table-row table:style-name="ro1">
          <table:table-cell/>
          <table:table-cell table:style-name="ce1" office:value-type="float" office:value="31">
            <text:p>31</text:p>
          </table:table-cell>
          <table:table-cell table:style-name="ce1" office:value-type="float" office:value="2056">
            <text:p>2056</text:p>
          </table:table-cell>
          <table:table-cell table:style-name="ce1" table:formula="of:=[.D46]+[.E46]+[.F46]" office:value-type="currency" office:currency="USD" office:value="1415215.79756328">
            <text:p>$1,415,215.80</text:p>
          </table:table-cell>
          <table:table-cell table:style-name="ce1" table:formula="of:=[.D47]*[.$C$6]" office:value-type="currency" office:currency="USD" office:value="70760.7898781639">
            <text:p>$70,760.79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7]+[.$C$9]*(1-[.$G$12]^[.B47])/(1-[.$G$12])" office:value-type="currency" office:currency="USD" office:value="1415215.79756328">
            <text:p>$1,415,215.80</text:p>
          </table:table-cell>
          <table:table-cell/>
        </table:table-row>
        <table:table-row table:style-name="ro1">
          <table:table-cell/>
          <table:table-cell table:style-name="ce1" office:value-type="float" office:value="32">
            <text:p>32</text:p>
          </table:table-cell>
          <table:table-cell table:style-name="ce1" office:value-type="float" office:value="2057">
            <text:p>2057</text:p>
          </table:table-cell>
          <table:table-cell table:style-name="ce1" table:formula="of:=[.D47]+[.E47]+[.F47]" office:value-type="currency" office:currency="USD" office:value="1505976.58744144">
            <text:p>$1,505,976.59</text:p>
          </table:table-cell>
          <table:table-cell table:style-name="ce1" table:formula="of:=[.D48]*[.$C$6]" office:value-type="currency" office:currency="USD" office:value="75298.8293720721">
            <text:p>$75,298.83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8]+[.$C$9]*(1-[.$G$12]^[.B48])/(1-[.$G$12])" office:value-type="currency" office:currency="USD" office:value="1505976.58744144">
            <text:p>$1,505,976.59</text:p>
          </table:table-cell>
          <table:table-cell/>
        </table:table-row>
        <table:table-row table:style-name="ro1">
          <table:table-cell/>
          <table:table-cell table:style-name="ce1" office:value-type="float" office:value="33">
            <text:p>33</text:p>
          </table:table-cell>
          <table:table-cell table:style-name="ce1" office:value-type="float" office:value="2058">
            <text:p>2058</text:p>
          </table:table-cell>
          <table:table-cell table:style-name="ce1" table:formula="of:=[.D48]+[.E48]+[.F48]" office:value-type="currency" office:currency="USD" office:value="1601275.41681351">
            <text:p>$1,601,275.42</text:p>
          </table:table-cell>
          <table:table-cell table:style-name="ce1" table:formula="of:=[.D49]*[.$C$6]" office:value-type="currency" office:currency="USD" office:value="80063.7708406757">
            <text:p>$80,063.77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49]+[.$C$9]*(1-[.$G$12]^[.B49])/(1-[.$G$12])" office:value-type="currency" office:currency="USD" office:value="1601275.41681352">
            <text:p>$1,601,275.42</text:p>
          </table:table-cell>
          <table:table-cell/>
        </table:table-row>
        <table:table-row table:style-name="ro1">
          <table:table-cell/>
          <table:table-cell table:style-name="ce1" office:value-type="float" office:value="34">
            <text:p>34</text:p>
          </table:table-cell>
          <table:table-cell table:style-name="ce1" office:value-type="float" office:value="2059">
            <text:p>2059</text:p>
          </table:table-cell>
          <table:table-cell table:style-name="ce1" table:formula="of:=[.D49]+[.E49]+[.F49]" office:value-type="currency" office:currency="USD" office:value="1701339.18765419">
            <text:p>$1,701,339.19</text:p>
          </table:table-cell>
          <table:table-cell table:style-name="ce1" table:formula="of:=[.D50]*[.$C$6]" office:value-type="currency" office:currency="USD" office:value="85066.9593827095">
            <text:p>$85,066.9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0]+[.$C$9]*(1-[.$G$12]^[.B50])/(1-[.$G$12])" office:value-type="currency" office:currency="USD" office:value="1701339.18765419">
            <text:p>$1,701,339.19</text:p>
          </table:table-cell>
          <table:table-cell/>
        </table:table-row>
        <table:table-row table:style-name="ro1">
          <table:table-cell/>
          <table:table-cell table:style-name="ce1" office:value-type="float" office:value="35">
            <text:p>35</text:p>
          </table:table-cell>
          <table:table-cell table:style-name="ce1" office:value-type="float" office:value="2060">
            <text:p>2060</text:p>
          </table:table-cell>
          <table:table-cell table:style-name="ce1" table:formula="of:=[.D50]+[.E50]+[.F50]" office:value-type="currency" office:currency="USD" office:value="1806406.1470369">
            <text:p>$1,806,406.15</text:p>
          </table:table-cell>
          <table:table-cell table:style-name="ce1" table:formula="of:=[.D51]*[.$C$6]" office:value-type="currency" office:currency="USD" office:value="90320.307351845">
            <text:p>$90,320.3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1]+[.$C$9]*(1-[.$G$12]^[.B51])/(1-[.$G$12])" office:value-type="currency" office:currency="USD" office:value="1806406.1470369">
            <text:p>$1,806,406.15</text:p>
          </table:table-cell>
          <table:table-cell/>
        </table:table-row>
        <table:table-row table:style-name="ro1">
          <table:table-cell/>
          <table:table-cell table:style-name="ce1" office:value-type="float" office:value="36">
            <text:p>36</text:p>
          </table:table-cell>
          <table:table-cell table:style-name="ce1" office:value-type="float" office:value="2061">
            <text:p>2061</text:p>
          </table:table-cell>
          <table:table-cell table:style-name="ce1" table:formula="of:=[.D51]+[.E51]+[.F51]" office:value-type="currency" office:currency="USD" office:value="1916726.45438874">
            <text:p>$1,916,726.45</text:p>
          </table:table-cell>
          <table:table-cell table:style-name="ce1" table:formula="of:=[.D52]*[.$C$6]" office:value-type="currency" office:currency="USD" office:value="95836.3227194372">
            <text:p>$95,836.32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2]+[.$C$9]*(1-[.$G$12]^[.B52])/(1-[.$G$12])" office:value-type="currency" office:currency="USD" office:value="1916726.45438875">
            <text:p>$1,916,726.45</text:p>
          </table:table-cell>
          <table:table-cell/>
        </table:table-row>
        <table:table-row table:style-name="ro1">
          <table:table-cell/>
          <table:table-cell table:style-name="ce1" office:value-type="float" office:value="37">
            <text:p>37</text:p>
          </table:table-cell>
          <table:table-cell table:style-name="ce1" office:value-type="float" office:value="2062">
            <text:p>2062</text:p>
          </table:table-cell>
          <table:table-cell table:style-name="ce1" table:formula="of:=[.D52]+[.E52]+[.F52]" office:value-type="currency" office:currency="USD" office:value="2032562.77710818">
            <text:p>$2,032,562.78</text:p>
          </table:table-cell>
          <table:table-cell table:style-name="ce1" table:formula="of:=[.D53]*[.$C$6]" office:value-type="currency" office:currency="USD" office:value="101628.138855409">
            <text:p>$101,628.14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3]+[.$C$9]*(1-[.$G$12]^[.B53])/(1-[.$G$12])" office:value-type="currency" office:currency="USD" office:value="2032562.77710818">
            <text:p>$2,032,562.78</text:p>
          </table:table-cell>
          <table:table-cell/>
        </table:table-row>
        <table:table-row table:style-name="ro1">
          <table:table-cell/>
          <table:table-cell table:style-name="ce1" office:value-type="float" office:value="38">
            <text:p>38</text:p>
          </table:table-cell>
          <table:table-cell table:style-name="ce1" office:value-type="float" office:value="2063">
            <text:p>2063</text:p>
          </table:table-cell>
          <table:table-cell table:style-name="ce1" table:formula="of:=[.D53]+[.E53]+[.F53]" office:value-type="currency" office:currency="USD" office:value="2154190.91596359">
            <text:p>$2,154,190.92</text:p>
          </table:table-cell>
          <table:table-cell table:style-name="ce1" table:formula="of:=[.D54]*[.$C$6]" office:value-type="currency" office:currency="USD" office:value="107709.54579818">
            <text:p>$107,709.55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4]+[.$C$9]*(1-[.$G$12]^[.B54])/(1-[.$G$12])" office:value-type="currency" office:currency="USD" office:value="2154190.91596359">
            <text:p>$2,154,190.92</text:p>
          </table:table-cell>
          <table:table-cell/>
        </table:table-row>
        <table:table-row table:style-name="ro1">
          <table:table-cell/>
          <table:table-cell table:style-name="ce1" office:value-type="float" office:value="39">
            <text:p>39</text:p>
          </table:table-cell>
          <table:table-cell table:style-name="ce1" office:value-type="float" office:value="2064">
            <text:p>2064</text:p>
          </table:table-cell>
          <table:table-cell table:style-name="ce1" table:formula="of:=[.D54]+[.E54]+[.F54]" office:value-type="currency" office:currency="USD" office:value="2281900.46176177">
            <text:p>$2,281,900.46</text:p>
          </table:table-cell>
          <table:table-cell table:style-name="ce1" table:formula="of:=[.D55]*[.$C$6]" office:value-type="currency" office:currency="USD" office:value="114095.023088089">
            <text:p>$114,095.02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5]+[.$C$9]*(1-[.$G$12]^[.B55])/(1-[.$G$12])" office:value-type="currency" office:currency="USD" office:value="2281900.46176177">
            <text:p>$2,281,900.46</text:p>
          </table:table-cell>
          <table:table-cell/>
        </table:table-row>
        <table:table-row table:style-name="ro1">
          <table:table-cell/>
          <table:table-cell table:style-name="ce1" office:value-type="float" office:value="40">
            <text:p>40</text:p>
          </table:table-cell>
          <table:table-cell table:style-name="ce1" office:value-type="float" office:value="2065">
            <text:p>2065</text:p>
          </table:table-cell>
          <table:table-cell table:style-name="ce1" table:formula="of:=[.D55]+[.E55]+[.F55]" office:value-type="currency" office:currency="USD" office:value="2415995.48484986">
            <text:p>$2,415,995.48</text:p>
          </table:table-cell>
          <table:table-cell table:style-name="ce1" table:formula="of:=[.D56]*[.$C$6]" office:value-type="currency" office:currency="USD" office:value="120799.774242493">
            <text:p>$120,799.77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6]+[.$C$9]*(1-[.$G$12]^[.B56])/(1-[.$G$12])" office:value-type="currency" office:currency="USD" office:value="2415995.48484986">
            <text:p>$2,415,995.48</text:p>
          </table:table-cell>
          <table:table-cell/>
        </table:table-row>
        <table:table-row table:style-name="ro1">
          <table:table-cell/>
          <table:table-cell table:style-name="ce1" office:value-type="float" office:value="41">
            <text:p>41</text:p>
          </table:table-cell>
          <table:table-cell table:style-name="ce1" office:value-type="float" office:value="2066">
            <text:p>2066</text:p>
          </table:table-cell>
          <table:table-cell table:style-name="ce1" table:formula="of:=[.D56]+[.E56]+[.F56]" office:value-type="currency" office:currency="USD" office:value="2556795.25909235">
            <text:p>$2,556,795.26</text:p>
          </table:table-cell>
          <table:table-cell table:style-name="ce1" table:formula="of:=[.D57]*[.$C$6]" office:value-type="currency" office:currency="USD" office:value="127839.762954618">
            <text:p>$127,839.7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7]+[.$C$9]*(1-[.$G$12]^[.B57])/(1-[.$G$12])" office:value-type="currency" office:currency="USD" office:value="2556795.25909235">
            <text:p>$2,556,795.26</text:p>
          </table:table-cell>
          <table:table-cell/>
        </table:table-row>
        <table:table-row table:style-name="ro1">
          <table:table-cell/>
          <table:table-cell table:style-name="ce1" office:value-type="float" office:value="42">
            <text:p>42</text:p>
          </table:table-cell>
          <table:table-cell table:style-name="ce1" office:value-type="float" office:value="2067">
            <text:p>2067</text:p>
          </table:table-cell>
          <table:table-cell table:style-name="ce1" table:formula="of:=[.D57]+[.E57]+[.F57]" office:value-type="currency" office:currency="USD" office:value="2704635.02204697">
            <text:p>$2,704,635.02</text:p>
          </table:table-cell>
          <table:table-cell table:style-name="ce1" table:formula="of:=[.D58]*[.$C$6]" office:value-type="currency" office:currency="USD" office:value="135231.751102349">
            <text:p>$135,231.75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8]+[.$C$9]*(1-[.$G$12]^[.B58])/(1-[.$G$12])" office:value-type="currency" office:currency="USD" office:value="2704635.02204697">
            <text:p>$2,704,635.02</text:p>
          </table:table-cell>
          <table:table-cell/>
        </table:table-row>
        <table:table-row table:style-name="ro1">
          <table:table-cell/>
          <table:table-cell table:style-name="ce1" office:value-type="float" office:value="43">
            <text:p>43</text:p>
          </table:table-cell>
          <table:table-cell table:style-name="ce1" office:value-type="float" office:value="2068">
            <text:p>2068</text:p>
          </table:table-cell>
          <table:table-cell table:style-name="ce1" table:formula="of:=[.D58]+[.E58]+[.F58]" office:value-type="currency" office:currency="USD" office:value="2859866.77314932">
            <text:p>$2,859,866.77</text:p>
          </table:table-cell>
          <table:table-cell table:style-name="ce1" table:formula="of:=[.D59]*[.$C$6]" office:value-type="currency" office:currency="USD" office:value="142993.338657466">
            <text:p>$142,993.34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59]+[.$C$9]*(1-[.$G$12]^[.B59])/(1-[.$G$12])" office:value-type="currency" office:currency="USD" office:value="2859866.77314932">
            <text:p>$2,859,866.77</text:p>
          </table:table-cell>
          <table:table-cell/>
        </table:table-row>
        <table:table-row table:style-name="ro1">
          <table:table-cell/>
          <table:table-cell table:style-name="ce1" office:value-type="float" office:value="44">
            <text:p>44</text:p>
          </table:table-cell>
          <table:table-cell table:style-name="ce1" office:value-type="float" office:value="2069">
            <text:p>2069</text:p>
          </table:table-cell>
          <table:table-cell table:style-name="ce1" table:formula="of:=[.D59]+[.E59]+[.F59]" office:value-type="currency" office:currency="USD" office:value="3022860.11180678">
            <text:p>$3,022,860.11</text:p>
          </table:table-cell>
          <table:table-cell table:style-name="ce1" table:formula="of:=[.D60]*[.$C$6]" office:value-type="currency" office:currency="USD" office:value="151143.005590339">
            <text:p>$151,143.01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0]+[.$C$9]*(1-[.$G$12]^[.B60])/(1-[.$G$12])" office:value-type="currency" office:currency="USD" office:value="3022860.11180679">
            <text:p>$3,022,860.11</text:p>
          </table:table-cell>
          <table:table-cell/>
        </table:table-row>
        <table:table-row table:style-name="ro1">
          <table:table-cell/>
          <table:table-cell table:style-name="ce1" office:value-type="float" office:value="45">
            <text:p>45</text:p>
          </table:table-cell>
          <table:table-cell table:style-name="ce1" office:value-type="float" office:value="2070">
            <text:p>2070</text:p>
          </table:table-cell>
          <table:table-cell table:style-name="ce1" table:formula="of:=[.D60]+[.E60]+[.F60]" office:value-type="currency" office:currency="USD" office:value="3194003.11739712">
            <text:p>$3,194,003.12</text:p>
          </table:table-cell>
          <table:table-cell table:style-name="ce1" table:formula="of:=[.D61]*[.$C$6]" office:value-type="currency" office:currency="USD" office:value="159700.155869856">
            <text:p>$159,700.1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1]+[.$C$9]*(1-[.$G$12]^[.B61])/(1-[.$G$12])" office:value-type="currency" office:currency="USD" office:value="3194003.11739713">
            <text:p>$3,194,003.12</text:p>
          </table:table-cell>
          <table:table-cell/>
        </table:table-row>
        <table:table-row table:style-name="ro1">
          <table:table-cell/>
          <table:table-cell table:style-name="ce1" office:value-type="float" office:value="46">
            <text:p>46</text:p>
          </table:table-cell>
          <table:table-cell table:style-name="ce1" office:value-type="float" office:value="2071">
            <text:p>2071</text:p>
          </table:table-cell>
          <table:table-cell table:style-name="ce1" table:formula="of:=[.D61]+[.E61]+[.F61]" office:value-type="currency" office:currency="USD" office:value="3373703.27326698">
            <text:p>$3,373,703.27</text:p>
          </table:table-cell>
          <table:table-cell table:style-name="ce1" table:formula="of:=[.D62]*[.$C$6]" office:value-type="currency" office:currency="USD" office:value="168685.163663349">
            <text:p>$168,685.1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2]+[.$C$9]*(1-[.$G$12]^[.B62])/(1-[.$G$12])" office:value-type="currency" office:currency="USD" office:value="3373703.27326698">
            <text:p>$3,373,703.27</text:p>
          </table:table-cell>
          <table:table-cell/>
        </table:table-row>
        <table:table-row table:style-name="ro1">
          <table:table-cell/>
          <table:table-cell table:style-name="ce1" office:value-type="float" office:value="47">
            <text:p>47</text:p>
          </table:table-cell>
          <table:table-cell table:style-name="ce1" office:value-type="float" office:value="2072">
            <text:p>2072</text:p>
          </table:table-cell>
          <table:table-cell table:style-name="ce1" table:formula="of:=[.D62]+[.E62]+[.F62]" office:value-type="currency" office:currency="USD" office:value="3562388.43693033">
            <text:p>$3,562,388.44</text:p>
          </table:table-cell>
          <table:table-cell table:style-name="ce1" table:formula="of:=[.D63]*[.$C$6]" office:value-type="currency" office:currency="USD" office:value="178119.421846516">
            <text:p>$178,119.42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3]+[.$C$9]*(1-[.$G$12]^[.B63])/(1-[.$G$12])" office:value-type="currency" office:currency="USD" office:value="3562388.43693033">
            <text:p>$3,562,388.44</text:p>
          </table:table-cell>
          <table:table-cell/>
        </table:table-row>
        <table:table-row table:style-name="ro1">
          <table:table-cell/>
          <table:table-cell table:style-name="ce1" office:value-type="float" office:value="48">
            <text:p>48</text:p>
          </table:table-cell>
          <table:table-cell table:style-name="ce1" office:value-type="float" office:value="2073">
            <text:p>2073</text:p>
          </table:table-cell>
          <table:table-cell table:style-name="ce1" table:formula="of:=[.D63]+[.E63]+[.F63]" office:value-type="currency" office:currency="USD" office:value="3760507.85877685">
            <text:p>$3,760,507.86</text:p>
          </table:table-cell>
          <table:table-cell table:style-name="ce1" table:formula="of:=[.D64]*[.$C$6]" office:value-type="currency" office:currency="USD" office:value="188025.392938842">
            <text:p>$188,025.39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4]+[.$C$9]*(1-[.$G$12]^[.B64])/(1-[.$G$12])" office:value-type="currency" office:currency="USD" office:value="3760507.85877685">
            <text:p>$3,760,507.86</text:p>
          </table:table-cell>
          <table:table-cell/>
        </table:table-row>
        <table:table-row table:style-name="ro1">
          <table:table-cell/>
          <table:table-cell table:style-name="ce1" office:value-type="float" office:value="49">
            <text:p>49</text:p>
          </table:table-cell>
          <table:table-cell table:style-name="ce1" office:value-type="float" office:value="2074">
            <text:p>2074</text:p>
          </table:table-cell>
          <table:table-cell table:style-name="ce1" table:formula="of:=[.D64]+[.E64]+[.F64]" office:value-type="currency" office:currency="USD" office:value="3968533.25171569">
            <text:p>$3,968,533.25</text:p>
          </table:table-cell>
          <table:table-cell table:style-name="ce1" table:formula="of:=[.D65]*[.$C$6]" office:value-type="currency" office:currency="USD" office:value="198426.662585784">
            <text:p>$198,426.66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5]+[.$C$9]*(1-[.$G$12]^[.B65])/(1-[.$G$12])" office:value-type="currency" office:currency="USD" office:value="3968533.25171569">
            <text:p>$3,968,533.25</text:p>
          </table:table-cell>
          <table:table-cell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2075">
            <text:p>2075</text:p>
          </table:table-cell>
          <table:table-cell table:style-name="ce1" table:formula="of:=[.D65]+[.E65]+[.F65]" office:value-type="currency" office:currency="USD" office:value="4186959.91430147">
            <text:p>$4,186,959.91</text:p>
          </table:table-cell>
          <table:table-cell table:style-name="ce1" table:formula="of:=[.D66]*[.$C$6]" office:value-type="currency" office:currency="USD" office:value="209347.995715074">
            <text:p>$209,348.00</text:p>
          </table:table-cell>
          <table:table-cell table:formula="of:=[.$C$9]" office:value-type="currency" office:currency="USD" office:value="20000">
            <text:p>$20,000.00</text:p>
          </table:table-cell>
          <table:table-cell table:formula="of:=[.$C$5]*[.$G$12]^[.B66]+[.$C$9]*(1-[.$G$12]^[.B66])/(1-[.$G$12])" office:value-type="currency" office:currency="USD" office:value="4186959.91430148">
            <text:p>$4,186,959.91</text:p>
          </table:table-cell>
          <table:table-cell/>
        </table:table-row>
        <table:table-row table:style-name="ro1" table:number-rows-repeated="1048509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7">05/17/2022</text:date>, <text:time>18:5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3-24T19:27:55.84</meta:creation-date>
    <dc:date>2022-05-17T18:56:28.22</dc:date>
    <dc:creator>Mark Lehr</dc:creator>
    <meta:editing-duration>PT5H26M14S</meta:editing-duration>
    <meta:editing-cycles>5</meta:editing-cycles>
    <meta:generator>OpenOffice/4.1.6$Win32 OpenOffice.org_project/416m1$Build-9790</meta:generator>
    <meta:document-statistic meta:table-count="3" meta:cell-count="654" meta:object-count="0"/>
  </office:meta>
</office:document-meta>
</file>